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Verdana" svg:font-family="Verdana, sans-serif" style:font-family-generic="system"/>
    <style:font-face style:name="inherit" svg:font-family="inherit" style:font-family-generic="system"/>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style:line-height-at-least="0.1465in"/>
      <style:text-properties fo:font-size="12pt" officeooo:paragraph-rsid="00001ed2" style:font-size-asian="12pt" style:font-size-complex="12pt"/>
    </style:style>
    <style:style style:name="P2" style:family="paragraph" style:parent-style-name="Text_20_body">
      <style:text-properties fo:font-size="12pt" officeooo:paragraph-rsid="00032529" style:font-size-asian="12pt" style:font-size-complex="12pt"/>
    </style:style>
    <style:style style:name="P3" style:family="paragraph" style:parent-style-name="Text_20_body">
      <style:text-properties fo:font-size="12pt" officeooo:paragraph-rsid="0004936c" style:font-size-asian="12pt" style:font-size-complex="12pt"/>
    </style:style>
    <style:style style:name="P4" style:family="paragraph" style:parent-style-name="Text_20_body">
      <style:paragraph-properties style:line-height-at-least="0.1465in"/>
      <style:text-properties fo:font-size="12pt" fo:font-weight="bold" officeooo:rsid="00008fbd" officeooo:paragraph-rsid="00008fbd" style:font-size-asian="12pt" style:font-weight-asian="bold" style:font-size-complex="12pt" style:font-weight-complex="bold"/>
    </style:style>
    <style:style style:name="P5" style:family="paragraph" style:parent-style-name="Text_20_body">
      <style:paragraph-properties style:line-height-at-least="0.1465in"/>
      <style:text-properties fo:font-size="12pt" fo:font-weight="bold" officeooo:paragraph-rsid="00001ed2" style:font-size-asian="12pt" style:font-weight-asian="bold" style:font-size-complex="12pt" style:font-weight-complex="bold"/>
    </style:style>
    <style:style style:name="P6" style:family="paragraph" style:parent-style-name="Text_20_body">
      <style:paragraph-properties fo:margin-top="0in" fo:margin-bottom="0in" loext:contextual-spacing="false" fo:line-height="100%"/>
      <style:text-properties fo:color="#333333" style:font-name="Times New Roman" fo:font-size="12pt" style:text-underline-style="none" fo:font-weight="normal" officeooo:rsid="0162d622" officeooo:paragraph-rsid="00008fbd" style:font-size-asian="12pt" style:font-weight-asian="normal" style:font-size-complex="12pt" style:font-weight-complex="normal"/>
    </style:style>
    <style:style style:name="P7" style:family="paragraph" style:parent-style-name="Text_20_body">
      <style:paragraph-properties fo:margin-top="0in" fo:margin-bottom="0in" loext:contextual-spacing="false"/>
      <style:text-properties fo:font-size="12pt" officeooo:rsid="0152875c" officeooo:paragraph-rsid="00008fbd" style:font-size-asian="12pt" style:font-size-complex="12pt"/>
    </style:style>
    <style:style style:name="P8" style:family="paragraph" style:parent-style-name="Text_20_body">
      <style:paragraph-properties fo:margin-top="0in" fo:margin-bottom="0in" loext:contextual-spacing="false"/>
      <style:text-properties fo:font-size="12pt" fo:font-weight="bold" officeooo:rsid="01610c95" officeooo:paragraph-rsid="00008fbd" style:font-size-asian="12pt" style:font-weight-asian="bold" style:font-size-complex="12pt" style:font-weight-complex="bold"/>
    </style:style>
    <style:style style:name="P9" style:family="paragraph" style:parent-style-name="Standard" style:list-style-name="L1">
      <style:paragraph-properties style:line-height-at-least="0.1465in"/>
      <style:text-properties fo:color="#000000" style:font-name="Times New Roman" fo:font-size="12pt" style:text-underline-style="none" fo:font-weight="bold" officeooo:rsid="0162d622" officeooo:paragraph-rsid="0006c8f7" style:font-size-asian="12pt" style:font-weight-asian="bold" style:font-size-complex="12pt" style:font-weight-complex="bold"/>
    </style:style>
    <style:style style:name="P10" style:family="paragraph" style:parent-style-name="Standard" style:list-style-name="L3">
      <style:text-properties officeooo:paragraph-rsid="000c33ff"/>
    </style:style>
    <style:style style:name="P11" style:family="paragraph" style:parent-style-name="Standard">
      <style:text-properties officeooo:paragraph-rsid="000c33ff"/>
    </style:style>
    <style:style style:name="P12" style:family="paragraph" style:parent-style-name="Standard">
      <style:text-properties officeooo:rsid="000f157b" officeooo:paragraph-rsid="000f157b"/>
    </style:style>
    <style:style style:name="P13" style:family="paragraph" style:parent-style-name="Standard">
      <style:text-properties officeooo:rsid="000fb74a" officeooo:paragraph-rsid="000fb74a"/>
    </style:style>
    <style:style style:name="P14" style:family="paragraph" style:parent-style-name="Text_20_body" style:list-style-name="L1"/>
    <style:style style:name="P15" style:family="paragraph" style:parent-style-name="Text_20_body" style:list-style-name="L1">
      <style:text-properties style:font-name="Times New Roman" fo:font-size="12pt" style:font-size-asian="12pt" style:font-size-complex="12pt"/>
    </style:style>
    <style:style style:name="P16" style:family="paragraph" style:parent-style-name="Text_20_body" style:list-style-name="L1">
      <style:text-properties style:font-name="Times New Roman" fo:font-size="12pt" officeooo:rsid="000f157b" officeooo:paragraph-rsid="001304a5" style:font-size-asian="12pt" style:font-size-complex="12pt"/>
    </style:style>
    <style:style style:name="P17" style:family="paragraph" style:parent-style-name="Text_20_body" style:list-style-name="L1">
      <style:text-properties style:font-name="Times New Roman" fo:font-size="12pt" officeooo:rsid="000f157b" officeooo:paragraph-rsid="00143a8f" style:font-size-asian="12pt" style:font-size-complex="12pt"/>
    </style:style>
    <style:style style:name="P18" style:family="paragraph" style:parent-style-name="Text_20_body">
      <style:text-properties officeooo:paragraph-rsid="0004936c"/>
    </style:style>
    <style:style style:name="P19" style:family="paragraph" style:parent-style-name="Text_20_body" style:list-style-name="L1">
      <style:paragraph-properties fo:margin-top="0in" fo:margin-bottom="0in" loext:contextual-spacing="false" fo:line-height="100%"/>
      <style:text-properties fo:color="#333333" style:font-name="Times New Roman" fo:font-size="12pt" style:text-underline-style="none" fo:font-weight="normal" officeooo:rsid="00064cba" officeooo:paragraph-rsid="001304a5" style:font-size-asian="12pt" style:font-weight-asian="normal" style:font-size-complex="12pt" style:font-weight-complex="normal"/>
    </style:style>
    <style:style style:name="P20" style:family="paragraph" style:parent-style-name="Text_20_body" style:list-style-name="L1">
      <style:paragraph-properties fo:margin-top="0in" fo:margin-bottom="0in" loext:contextual-spacing="false" fo:line-height="100%"/>
      <style:text-properties fo:color="#333333" style:font-name="Times New Roman" fo:font-size="12pt" style:text-underline-style="none" fo:font-weight="normal" officeooo:rsid="01610c95" officeooo:paragraph-rsid="00008fbd" style:font-size-asian="12pt" style:font-weight-asian="normal" style:font-size-complex="12pt" style:font-weight-complex="normal"/>
    </style:style>
    <style:style style:name="P21" style:family="paragraph" style:parent-style-name="Text_20_body" style:list-style-name="L1">
      <style:paragraph-properties fo:margin-top="0in" fo:margin-bottom="0in" loext:contextual-spacing="false" fo:line-height="100%"/>
      <style:text-properties fo:color="#333333" style:font-name="Times New Roman" fo:font-size="12pt" style:text-underline-style="none" fo:font-weight="normal" officeooo:rsid="01610c95" officeooo:paragraph-rsid="0006c8f7" style:font-size-asian="12pt" style:font-weight-asian="normal" style:font-size-complex="12pt" style:font-weight-complex="normal"/>
    </style:style>
    <style:style style:name="P22" style:family="paragraph" style:parent-style-name="Text_20_body" style:list-style-name="L2">
      <style:paragraph-properties fo:margin-top="0in" fo:margin-bottom="0in" loext:contextual-spacing="false" fo:line-height="100%"/>
      <style:text-properties fo:color="#333333" style:font-name="Times New Roman" fo:font-size="12pt" style:text-underline-style="none" fo:font-weight="normal" officeooo:rsid="01610c95" officeooo:paragraph-rsid="00008fbd" style:font-size-asian="12pt" style:font-weight-asian="normal" style:font-size-complex="12pt" style:font-weight-complex="normal"/>
    </style:style>
    <style:style style:name="P23" style:family="paragraph" style:parent-style-name="Text_20_body">
      <style:paragraph-properties fo:margin-top="0in" fo:margin-bottom="0in" loext:contextual-spacing="false" fo:line-height="100%"/>
      <style:text-properties fo:color="#333333" style:font-name="Times New Roman" fo:font-size="12pt" style:text-underline-style="none" fo:font-weight="normal" officeooo:rsid="01610c95" officeooo:paragraph-rsid="00008fbd" style:font-size-asian="12pt" style:font-weight-asian="normal" style:font-size-complex="12pt" style:font-weight-complex="normal"/>
    </style:style>
    <style:style style:name="P24" style:family="paragraph" style:parent-style-name="Text_20_body" style:list-style-name="L1">
      <style:paragraph-properties fo:margin-top="0in" fo:margin-bottom="0in" loext:contextual-spacing="false" fo:line-height="100%"/>
      <style:text-properties fo:color="#333333" style:font-name="Times New Roman" fo:font-size="12pt" style:text-underline-style="none" fo:font-weight="normal" officeooo:rsid="0162d622" officeooo:paragraph-rsid="0006c8f7" style:font-size-asian="12pt" style:font-weight-asian="normal" style:font-size-complex="12pt" style:font-weight-complex="normal"/>
    </style:style>
    <style:style style:name="P25" style:family="paragraph" style:parent-style-name="Text_20_body" style:list-style-name="L1">
      <style:paragraph-properties fo:margin-top="0in" fo:margin-bottom="0in" loext:contextual-spacing="false" fo:line-height="100%"/>
      <style:text-properties fo:color="#333333" style:font-name="Times New Roman" fo:font-size="12pt" style:text-underline-style="none" fo:font-weight="normal" officeooo:rsid="0162d622" officeooo:paragraph-rsid="0007700f" style:font-size-asian="12pt" style:font-weight-asian="normal" style:font-size-complex="12pt" style:font-weight-complex="normal"/>
    </style:style>
    <style:style style:name="P26" style:family="paragraph" style:parent-style-name="Text_20_body" style:list-style-name="L1">
      <style:paragraph-properties fo:margin-top="0in" fo:margin-bottom="0in" loext:contextual-spacing="false" fo:line-height="100%"/>
      <style:text-properties fo:color="#333333" style:font-name="Times New Roman" fo:font-size="12pt" style:text-underline-style="none" fo:font-weight="normal" officeooo:rsid="0162d622" officeooo:paragraph-rsid="000f157b" style:font-size-asian="12pt" style:font-weight-asian="normal" style:font-size-complex="12pt" style:font-weight-complex="normal"/>
    </style:style>
    <style:style style:name="P27" style:family="paragraph" style:parent-style-name="Text_20_body" style:list-style-name="L1">
      <style:paragraph-properties fo:margin-top="0in" fo:margin-bottom="0in" loext:contextual-spacing="false" fo:line-height="100%"/>
      <style:text-properties fo:color="#333333" style:font-name="Times New Roman" fo:font-size="12pt" style:text-underline-style="none" fo:font-weight="normal" officeooo:rsid="0162d622" officeooo:paragraph-rsid="00143a8f" style:font-size-asian="12pt" style:font-weight-asian="normal" style:font-size-complex="12pt" style:font-weight-complex="normal"/>
    </style:style>
    <style:style style:name="P28" style:family="paragraph" style:parent-style-name="Text_20_body" style:list-style-name="L2">
      <style:paragraph-properties fo:margin-top="0in" fo:margin-bottom="0in" loext:contextual-spacing="false" fo:line-height="100%"/>
      <style:text-properties fo:color="#333333" style:font-name="Times New Roman" fo:font-size="12pt" style:text-underline-style="none" fo:font-weight="normal" officeooo:rsid="0162d622" officeooo:paragraph-rsid="00008fbd" style:font-size-asian="12pt" style:font-weight-asian="normal" style:font-size-complex="12pt" style:font-weight-complex="normal"/>
    </style:style>
    <style:style style:name="P29" style:family="paragraph" style:parent-style-name="Text_20_body" style:list-style-name="L2">
      <style:paragraph-properties fo:margin-top="0in" fo:margin-bottom="0in" loext:contextual-spacing="false" fo:line-height="100%"/>
      <style:text-properties fo:color="#333333" style:font-name="Times New Roman" fo:font-size="12pt" style:text-underline-style="none" fo:font-weight="normal" officeooo:rsid="00008fbd" officeooo:paragraph-rsid="00008fbd" style:font-size-asian="12pt" style:font-weight-asian="normal" style:font-size-complex="12pt" style:font-weight-complex="normal"/>
    </style:style>
    <style:style style:name="P30" style:family="paragraph" style:parent-style-name="Text_20_body" style:list-style-name="L1">
      <style:paragraph-properties fo:margin-top="0in" fo:margin-bottom="0in" loext:contextual-spacing="false" fo:line-height="100%"/>
      <style:text-properties fo:color="#333333" style:font-name="Times New Roman" fo:font-size="12pt" style:text-underline-style="none" fo:font-weight="normal" officeooo:rsid="000f157b" officeooo:paragraph-rsid="000f157b" style:font-size-asian="12pt" style:font-weight-asian="normal" style:font-size-complex="12pt" style:font-weight-complex="normal"/>
    </style:style>
    <style:style style:name="P31" style:family="paragraph" style:parent-style-name="Text_20_body" style:list-style-name="L1">
      <style:paragraph-properties fo:margin-top="0in" fo:margin-bottom="0in" loext:contextual-spacing="false" fo:line-height="100%"/>
      <style:text-properties fo:color="#333333" style:font-name="Times New Roman" fo:font-size="12pt" style:text-underline-style="none" fo:font-weight="normal" officeooo:rsid="000fb74a" officeooo:paragraph-rsid="000fb74a" style:font-size-asian="12pt" style:font-weight-asian="normal" style:font-size-complex="12pt" style:font-weight-complex="normal"/>
    </style:style>
    <style:style style:name="P32" style:family="paragraph" style:parent-style-name="Text_20_body" style:list-style-name="L2">
      <style:paragraph-properties fo:margin-top="0in" fo:margin-bottom="0in" loext:contextual-spacing="false" fo:line-height="100%"/>
      <style:text-properties fo:color="#333333" style:font-name="Times New Roman" fo:font-size="12pt" fo:font-weight="bold" officeooo:rsid="0162d622" officeooo:paragraph-rsid="00008fbd" style:font-size-asian="12pt" style:font-weight-asian="bold" style:font-size-complex="12pt" style:font-weight-complex="bold"/>
    </style:style>
    <style:style style:name="P33" style:family="paragraph" style:parent-style-name="Text_20_body" style:list-style-name="L3">
      <style:paragraph-properties fo:margin-top="0in" fo:margin-bottom="0in" loext:contextual-spacing="false"/>
      <style:text-properties fo:color="#333333" fo:font-weight="bold" officeooo:paragraph-rsid="000c33ff" style:font-weight-asian="bold" style:font-weight-complex="bold"/>
    </style:style>
    <style:style style:name="P34" style:family="paragraph" style:parent-style-name="Text_20_body" style:list-style-name="L3">
      <style:paragraph-properties fo:margin-top="0in" fo:margin-bottom="0in" loext:contextual-spacing="false" fo:line-height="100%">
        <style:tab-stops/>
      </style:paragraph-properties>
      <style:text-properties fo:color="#000000" style:font-name="Times New Roman" fo:font-size="12pt" style:text-underline-style="none" fo:font-weight="bold" officeooo:rsid="0162d622" officeooo:paragraph-rsid="000c33ff" style:font-size-asian="12pt" style:font-weight-asian="bold" style:font-size-complex="12pt" style:font-weight-complex="bold"/>
    </style:style>
    <style:style style:name="P35" style:family="paragraph" style:parent-style-name="Text_20_body" style:list-style-name="L3">
      <style:paragraph-properties fo:margin-top="0in" fo:margin-bottom="0in" loext:contextual-spacing="false" fo:line-height="100%">
        <style:tab-stops/>
      </style:paragraph-properties>
      <style:text-properties fo:color="#000000" style:font-name="Times New Roman" fo:font-size="9pt" style:text-underline-style="none" fo:font-weight="bold" officeooo:rsid="0162d622" officeooo:paragraph-rsid="000c33ff" style:font-size-asian="9pt" style:font-weight-asian="bold" style:font-size-complex="9pt" style:font-weight-complex="bold"/>
    </style:style>
    <style:style style:name="P36" style:family="paragraph" style:parent-style-name="Text_20_body" style:list-style-name="L3">
      <style:paragraph-properties fo:margin-top="0in" fo:margin-bottom="0in" loext:contextual-spacing="false">
        <style:tab-stops/>
      </style:paragraph-properties>
      <style:text-properties fo:color="#000000" fo:font-size="9pt" officeooo:paragraph-rsid="000c33ff" style:font-size-asian="9pt" style:font-size-complex="9pt"/>
    </style:style>
    <style:style style:name="P37" style:family="paragraph" style:parent-style-name="Text_20_body" style:list-style-name="L3">
      <style:paragraph-properties fo:margin-top="0in" fo:margin-bottom="0in" loext:contextual-spacing="false" style:line-height-at-least="0.1465in">
        <style:tab-stops/>
      </style:paragraph-properties>
      <style:text-properties fo:color="#000000" fo:font-size="9pt" officeooo:paragraph-rsid="000c33ff" style:font-size-asian="9pt" style:font-name-complex="Verdana" style:font-size-complex="9pt"/>
    </style:style>
    <style:style style:name="P38" style:family="paragraph" style:parent-style-name="Text_20_body" style:list-style-name="L3">
      <style:paragraph-properties fo:margin-top="0in" fo:margin-bottom="0in" loext:contextual-spacing="false">
        <style:tab-stops>
          <style:tab-stop style:position="0.0417in"/>
        </style:tab-stops>
      </style:paragraph-properties>
      <style:text-properties fo:color="#000000" fo:font-size="9pt" officeooo:paragraph-rsid="000c33ff" style:font-size-asian="9pt" style:font-name-complex="Verdana" style:font-size-complex="9pt"/>
    </style:style>
    <style:style style:name="P39" style:family="paragraph" style:parent-style-name="Text_20_body" style:list-style-name="L3">
      <style:paragraph-properties fo:margin-top="0in" fo:margin-bottom="0in" loext:contextual-spacing="false"/>
      <style:text-properties officeooo:paragraph-rsid="000c33ff"/>
    </style:style>
    <style:style style:name="P40" style:family="paragraph" style:parent-style-name="Text_20_body" style:list-style-name="L3">
      <style:paragraph-properties fo:margin-top="0in" fo:margin-bottom="0in" loext:contextual-spacing="false">
        <style:tab-stops/>
      </style:paragraph-properties>
      <style:text-properties officeooo:paragraph-rsid="000c33ff"/>
    </style:style>
    <style:style style:name="P41" style:family="paragraph" style:parent-style-name="Text_20_body" style:list-style-name="L3">
      <style:paragraph-properties fo:margin-top="0in" fo:margin-bottom="0in" loext:contextual-spacing="false"/>
      <style:text-properties fo:font-size="9pt" officeooo:paragraph-rsid="000c33ff" style:font-size-asian="9pt" style:font-size-complex="9pt"/>
    </style:style>
    <style:style style:name="P42" style:family="paragraph" style:parent-style-name="Text_20_body">
      <style:paragraph-properties fo:margin-top="0in" fo:margin-bottom="0in" loext:contextual-spacing="false"/>
      <style:text-properties fo:font-size="12pt" officeooo:rsid="0152875c" officeooo:paragraph-rsid="00008fbd" style:font-size-asian="12pt" style:font-size-complex="12pt"/>
    </style:style>
    <style:style style:name="P43" style:family="paragraph" style:parent-style-name="Text_20_body" style:list-style-name="L1" style:master-page-name="MP2">
      <style:paragraph-properties fo:margin-top="0in" fo:margin-bottom="0in" loext:contextual-spacing="false" fo:line-height="100%" style:page-number="auto">
        <style:tab-stops/>
      </style:paragraph-properties>
      <style:text-properties fo:color="#000000" style:font-name="Times New Roman" fo:font-size="12pt" style:text-underline-style="none" fo:font-weight="bold" officeooo:rsid="0162d622" officeooo:paragraph-rsid="001304a5" style:font-size-asian="12pt" style:font-weight-asian="bold" style:font-size-complex="12pt" style:font-weight-complex="bold"/>
    </style:style>
    <style:style style:name="T1" style:family="text">
      <style:text-properties style:text-underline-style="none"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164a1d8" style:font-weight-asian="normal" style:font-weight-complex="normal"/>
    </style:style>
    <style:style style:name="T4" style:family="text">
      <style:text-properties style:text-underline-style="none" fo:font-weight="normal" officeooo:rsid="0004936c" style:font-weight-asian="normal" style:font-weight-complex="normal"/>
    </style:style>
    <style:style style:name="T5" style:family="text">
      <style:text-properties style:text-underline-style="none" fo:font-weight="normal" officeooo:rsid="00064cba" style:font-weight-asian="normal" style:font-weight-complex="normal"/>
    </style:style>
    <style:style style:name="T6" style:family="text">
      <style:text-properties style:text-underline-style="none" fo:font-weight="normal" officeooo:rsid="0006c8f7" style:font-weight-asian="normal" style:font-weight-complex="normal"/>
    </style:style>
    <style:style style:name="T7" style:family="text">
      <style:text-properties style:text-underline-style="none" fo:font-weight="normal" officeooo:rsid="0007700f" style:font-weight-asian="normal" style:font-weight-complex="normal"/>
    </style:style>
    <style:style style:name="T8" style:family="text">
      <style:text-properties style:text-underline-style="none" fo:font-weight="normal" officeooo:rsid="0162d622" style:font-weight-asian="normal" style:font-weight-complex="normal"/>
    </style:style>
    <style:style style:name="T9" style:family="text">
      <style:text-properties officeooo:rsid="0162d622"/>
    </style:style>
    <style:style style:name="T10" style:family="text">
      <style:text-properties fo:color="#333333" fo:font-size="9pt" fo:font-weight="normal" style:font-size-asian="9pt" style:font-weight-asian="normal" style:font-size-complex="9pt"/>
    </style:style>
    <style:style style:name="T11" style:family="text">
      <style:text-properties fo:color="#333333" fo:font-size="9pt" style:font-size-asian="9pt" style:font-size-complex="9pt"/>
    </style:style>
    <style:style style:name="T12" style:family="text">
      <style:text-properties fo:color="#333333" style:text-underline-style="none" fo:font-weight="normal" officeooo:rsid="000fb74a" style:font-weight-asian="normal" style:font-name-complex="Verdana1" style:font-weight-complex="normal"/>
    </style:style>
    <style:style style:name="T13" style:family="text">
      <style:text-properties fo:color="#333333" style:text-underline-style="none" fo:font-weight="normal" officeooo:rsid="001304a5" style:font-weight-asian="normal" style:font-name-complex="Verdana1" style:font-weight-complex="normal"/>
    </style:style>
    <style:style style:name="T14" style:family="text">
      <style:text-properties fo:color="#333333" style:text-underline-style="none" fo:font-weight="normal" officeooo:rsid="0162d622" style:font-weight-asian="normal" style:font-name-complex="Verdana1" style:font-weight-complex="normal"/>
    </style:style>
    <style:style style:name="T15" style:family="text">
      <style:text-properties fo:color="#333333" style:text-underline-style="none" fo:font-weight="normal" officeooo:rsid="0006c8f7" style:font-weight-asian="normal" style:font-name-complex="Verdana1" style:font-weight-complex="normal"/>
    </style:style>
    <style:style style:name="T16" style:family="text">
      <style:text-properties style:font-name="Times New Roman"/>
    </style:style>
    <style:style style:name="T17" style:family="text">
      <style:text-properties officeooo:rsid="00008fbd"/>
    </style:style>
    <style:style style:name="T18" style:family="text">
      <style:text-properties officeooo:rsid="00032529"/>
    </style:style>
    <style:style style:name="T19" style:family="text">
      <style:text-properties officeooo:rsid="0004057d"/>
    </style:style>
    <style:style style:name="T20" style:family="text">
      <style:text-properties officeooo:rsid="0004936c"/>
    </style:style>
    <style:style style:name="T21" style:family="text">
      <style:text-properties fo:font-weight="bold" style:font-weight-asian="bold" style:font-weight-complex="bold"/>
    </style:style>
    <style:style style:name="T22" style:family="text">
      <style:text-properties fo:font-weight="bold" officeooo:rsid="01542250" style:font-weight-asian="bold" style:font-weight-complex="bold"/>
    </style:style>
    <style:style style:name="T23" style:family="text">
      <style:text-properties fo:font-weight="bold" officeooo:rsid="00143a8f" style:font-weight-asian="bold" style:font-weight-complex="bold"/>
    </style:style>
    <style:style style:name="T24" style:family="text">
      <style:text-properties fo:font-weight="bold" officeooo:rsid="0019ecc9" style:font-weight-asian="bold" style:font-weight-complex="bold"/>
    </style:style>
    <style:style style:name="T25" style:family="text">
      <style:text-properties officeooo:rsid="00064cba"/>
    </style:style>
    <style:style style:name="T26" style:family="text">
      <style:text-properties officeooo:rsid="0006c8f7"/>
    </style:style>
    <style:style style:name="T27" style:family="text">
      <style:text-properties officeooo:rsid="0007700f"/>
    </style:style>
    <style:style style:name="T28" style:family="text">
      <style:text-properties fo:color="#000000" fo:font-size="9pt" style:font-size-asian="9pt" style:font-name-complex="Verdana" style:font-size-complex="9pt"/>
    </style:style>
    <style:style style:name="T29" style:family="text">
      <style:text-properties fo:color="#000000" fo:font-size="9pt" style:font-size-asian="9pt" style:font-size-complex="9pt"/>
    </style:style>
    <style:style style:name="T30" style:family="text">
      <style:text-properties fo:color="#000000" fo:font-size="9pt" fo:font-style="italic" style:font-size-asian="9pt" style:font-style-asian="italic" style:font-size-complex="9pt"/>
    </style:style>
    <style:style style:name="T31" style:family="text">
      <style:text-properties fo:color="#000000" fo:font-size="9pt" fo:font-style="normal" style:font-size-asian="9pt" style:font-style-asian="normal" style:font-name-complex="Verdana" style:font-size-complex="9pt"/>
    </style:style>
    <style:style style:name="T32" style:family="text">
      <style:text-properties fo:color="#000000" fo:font-size="9pt" fo:font-style="normal" style:font-size-asian="9pt" style:font-style-asian="normal" style:font-name-complex="Verdana" style:font-size-complex="9pt" style:font-style-complex="normal"/>
    </style:style>
    <style:style style:name="T33" style:family="text">
      <style:text-properties fo:color="#000000" fo:font-size="9pt" fo:font-style="normal" style:font-size-asian="9pt" style:font-style-asian="normal" style:font-size-complex="9pt"/>
    </style:style>
    <style:style style:name="T34" style:family="text">
      <style:text-properties fo:color="#000000" fo:font-size="9pt" fo:font-style="normal" style:font-size-asian="9pt" style:font-style-asian="normal" style:font-size-complex="9pt" style:font-style-complex="normal"/>
    </style:style>
    <style:style style:name="T35" style:family="text">
      <style:text-properties fo:color="#000000" fo:font-size="9pt" fo:font-style="normal" style:text-underline-style="solid" style:text-underline-width="auto" style:text-underline-color="font-color" style:text-underline-mode="continuous" style:text-overline-mode="continuous" style:text-line-through-mode="continuous" style:font-size-asian="9pt" style:font-style-asian="normal" style:font-name-complex="Verdana" style:font-size-complex="9pt" style:font-style-complex="normal"/>
    </style:style>
    <style:style style:name="T36" style:family="text">
      <style:text-properties fo:color="#000000" fo:font-size="9pt" fo:font-style="normal" fo:font-weight="normal" style:font-size-asian="9pt" style:font-style-asian="normal" style:font-weight-asian="normal" style:font-name-complex="Verdana" style:font-size-complex="9pt" style:font-style-complex="normal" style:font-weight-complex="normal"/>
    </style:style>
    <style:style style:name="T37" style:family="text">
      <style:text-properties fo:color="#000000" fo:font-style="normal" style:font-style-asian="normal" style:font-style-complex="normal"/>
    </style:style>
    <style:style style:name="T38" style:family="text">
      <style:text-properties fo:color="#000000" fo:font-style="normal" style:text-underline-style="solid" style:text-underline-width="auto" style:text-underline-color="font-color" style:text-underline-mode="continuous" style:text-overline-mode="continuous" style:text-line-through-mode="continuous" style:font-style-asian="normal" style:font-style-complex="normal"/>
    </style:style>
    <style:style style:name="T39" style:family="text">
      <style:text-properties style:font-name-complex="Verdana1"/>
    </style:style>
    <style:style style:name="T40" style:family="text">
      <style:text-properties officeooo:rsid="000a48b1" style:font-name-complex="Verdana1"/>
    </style:style>
    <style:style style:name="T41" style:family="text">
      <style:text-properties officeooo:rsid="0038f762" style:font-name-complex="Verdana1"/>
    </style:style>
    <style:style style:name="T42" style:family="text">
      <style:text-properties officeooo:rsid="001304a5" style:font-name-complex="Verdana1"/>
    </style:style>
    <style:style style:name="T43" style:family="text">
      <style:text-properties officeooo:rsid="000fb74a" style:font-name-complex="Verdana1"/>
    </style:style>
    <style:style style:name="T44" style:family="text">
      <style:text-properties fo:font-size="9pt" style:font-size-asian="9pt" style:font-size-complex="9pt"/>
    </style:style>
    <style:style style:name="T45" style:family="text">
      <style:text-properties fo:font-size="9pt" officeooo:rsid="0007700f" style:font-size-asian="9pt" style:font-size-complex="9pt"/>
    </style:style>
    <style:style style:name="T46" style:family="text">
      <style:text-properties fo:font-size="9pt" officeooo:rsid="00095c15" style:font-size-asian="9pt" style:font-size-complex="9pt"/>
    </style:style>
    <style:style style:name="T47" style:family="text">
      <style:text-properties officeooo:rsid="000f157b"/>
    </style:style>
    <style:style style:name="T48" style:family="text">
      <style:text-properties officeooo:rsid="0011c5a5"/>
    </style:style>
    <style:style style:name="T49" style:family="text">
      <style:text-properties officeooo:rsid="00143a8f"/>
    </style:style>
    <style:style style:name="T50" style:family="text">
      <style:text-properties officeooo:rsid="00163a4d"/>
    </style:style>
    <style:style style:name="T51" style:family="text">
      <style:text-properties officeooo:rsid="0017b34f"/>
    </style:style>
    <style:style style:name="T52" style:family="text">
      <style:text-properties officeooo:rsid="00191927"/>
    </style:style>
    <style:style style:name="T53" style:family="text">
      <style:text-properties officeooo:rsid="0019ec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42LVL1" text:bullet-char="•">
        <style:list-level-properties/>
        <style:text-properties style:font-name="OpenSymbol1"/>
      </text:list-level-style-bullet>
      <text:list-level-style-bullet text:level="2" text:style-name="WW_5f_CharLFO42LVL2" text:bullet-char="◦">
        <style:list-level-properties/>
        <style:text-properties style:font-name="OpenSymbol1"/>
      </text:list-level-style-bullet>
      <text:list-level-style-bullet text:level="3" text:style-name="WW_5f_CharLFO42LVL3" text:bullet-char="▪">
        <style:list-level-properties/>
        <style:text-properties style:font-name="OpenSymbol1"/>
      </text:list-level-style-bullet>
      <text:list-level-style-bullet text:level="4" text:style-name="WW_5f_CharLFO42LVL4" text:bullet-char="•">
        <style:list-level-properties/>
        <style:text-properties style:font-name="OpenSymbol1"/>
      </text:list-level-style-bullet>
      <text:list-level-style-bullet text:level="5" text:style-name="WW_5f_CharLFO42LVL5" text:bullet-char="◦">
        <style:list-level-properties/>
        <style:text-properties style:font-name="OpenSymbol1"/>
      </text:list-level-style-bullet>
      <text:list-level-style-bullet text:level="6" text:style-name="WW_5f_CharLFO42LVL6" text:bullet-char="▪">
        <style:list-level-properties/>
        <style:text-properties style:font-name="OpenSymbol1"/>
      </text:list-level-style-bullet>
      <text:list-level-style-bullet text:level="7" text:style-name="WW_5f_CharLFO42LVL7" text:bullet-char="•">
        <style:list-level-properties/>
        <style:text-properties style:font-name="OpenSymbol1"/>
      </text:list-level-style-bullet>
      <text:list-level-style-bullet text:level="8" text:style-name="WW_5f_CharLFO42LVL8" text:bullet-char="◦">
        <style:list-level-properties/>
        <style:text-properties style:font-name="OpenSymbol1"/>
      </text:list-level-style-bullet>
      <text:list-level-style-bullet text:level="9" text:style-name="WW_5f_CharLFO42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hy Coaching</text:p>
      <text:p text:style-name="P5"/>
      <text:p text:style-name="P1"><text:tab/>My father was a successful high school football coach and <text:span text:style-name="T18">guidance </text:span>counselor in North Carolina. Often, dad commented that the best teaching at his school occurred during football practice. Although I played football for dad, I <text:span text:style-name="T50">knew</text:span> that his opinion was jaded by his greatest passion in life, other than <text:span text:style-name="T18">his </text:span>family, high school football. During this time, I found that my greatest ability was in math. Later, after teaching for several years and studying mathematics and mathematics education at three universities, I realized that math teachers, or teachers in any subject, could learn important lessons from coaches. Today, <text:span text:style-name="T18">an abundance of </text:span>literature on teaching math explicitly refers to “coaching” students rather than “lecturing.” Consider how successful coaches train athletes in most sports: athletes are taught specific drills both individually and in small groups. After the coach demonstrates a skill, athletes practice over and over until the skill is mastered. Other skills are added and connected to previously mastered skills as athletes receive constant feedback <text:span text:style-name="T18">and begin to really understand the logic of what they are doing to an extent that they can modify their skills to accommodate a slightly different context</text:span>. Finally, athletes understand their assignments, play the game (tested), and after competition, film is reviewed by coaches and athletes, errors are corrected and improvement occurs.</text:p>
      <text:p text:style-name="P2"><text:tab/>In contrast, traditional teaching casts students into the role of spectators where teachers are <text:span text:style-name="T18">the </text:span>performers. Classroom teachers are often assigned as many as five classes each semester <text:span text:style-name="T18">where </text:span>class<text:span text:style-name="T50">es</text:span> <text:span text:style-name="T18">overflows in students.</text:span> Teachers are hardly provided time for one-on-one or even small group instruction, and have very limited opportunity for needed feedback or corrective action to help struggling students. <text:span text:style-name="T18">During my first year in teaching, I was assigned four different courses with anywhere from 25 to 35 students per class. On a typical day, I</text:span> review<text:span text:style-name="T18">ed</text:span> the content from the previous day, work<text:span text:style-name="T18">ed </text:span>a few homework problems, covered new content for 20 minutes, had the class try a few problems, and finally gave students more homework. <text:span text:style-name="T19">The next day, the cycle was renewed. </text:span>Think about it, most of the time I was performing for the students and was the most actively engaged person in <text:span text:style-name="T19">the </text:span>classroom. In essence, I was performing for the students and they were on the sidelines. </text:p>
      <text:p text:style-name="P18"><text:tab/><text:span text:style-name="T19"> I received excellent evaluations from my supervisors whenever they observed my teaching. I certainly “covered” the prescribed content, in the prescribed manner, but the focus was misplaced. These evaluations focused exclusively on my teaching style or my teaching “behaviors” but had no evaluative component that addressed the end product or very purpose of my teaching - student' learning. Such an approach is analogous to praising a coach, because he or she seems to be coaching “really hard.” and doing all of the things that you would expect a coach to do, while ignoring the performance of the athletes. </text:span></text:p>
      <text:p text:style-name="P3"><text:tab/>In contrast, dad lectured little. <text:span text:style-name="T51">Instead, he and his assistant coaches </text:span>demonstrated techniques and immediately had <text:span text:style-name="T20">players </text:span>practice <text:span text:style-name="T51">new skills as coaches </text:span>provided <text:span text:style-name="T51">nearly immediate </text:span>feedback. <text:span text:style-name="T51">Coaches worked with small groups, provided one-on-one assistance, and sometimes had athletes teach their fellow team mates. </text:span>In the classroom, <text:span text:style-name="T52">a </text:span>coaching <text:span text:style-name="T52">approach </text:span>would have students actively engaged in learning, <text:span text:style-name="T20">where</text:span> the teacher/coach is on the sidelines, ready to blow the whistle when students <text:span text:style-name="T52">are</text:span> not getting the assignment and <text:span text:style-name="T51">provide them just-in-time interventions for improvement</text:span>. <text:span text:style-name="T52">The coaching model for mathematics learning is exemplified in contemporary literature on research on mathematics teaching and is replete with a </text:span>careful, prescriptive characterization of problem solving <text:span text:style-name="T17">in mathematics through coaching. <text:s/>Some w</text:span>ays of <text:span text:style-name="T53">facilitating </text:span>mathematical expertise <text:span text:style-name="T53">through coaching follow.</text:span></text:p>
      <text:p text:style-name="P7"/>
      <text:p text:style-name="P7"/>
      <text:p text:style-name="P7"><text:span text:style-name="T23">A few s</text:span><text:span text:style-name="T22">trategies for </text:span><text:span text:style-name="T24">math </text:span><text:span text:style-name="T21">coach</text:span><text:span text:style-name="T22">ing</text:span></text:p>
      <text:p text:style-name="P7"/>
      <text:p text:style-name="P8"><text:soft-page-break/></text:p>
      <text:list xml:id="list1559964838323056904" text:style-name="L1">
        <text:list-item>
          <text:p text:style-name="P15"><text:span text:style-name="T39">Cultivate </text:span><text:span text:style-name="T42">students' </text:span><text:span text:style-name="T39">non-cognitive</text:span><text:span text:style-name="T40"> </text:span><text:span text:style-name="T42">thinking</text:span><text:span text:style-name="T39"> – </text:span><text:span text:style-name="T41">work on students anxiety and attitudes about or related to math, help them become more autonomous, and realize that with perseverance and confidence they can be successful.</text:span></text:p>
        </text:list-item>
        <text:list-item>
          <text:p text:style-name="P16"><text:span text:style-name="T42">Provide t</text:span><text:span text:style-name="T39">he type of remediation </text:span><text:span text:style-name="T42">tha</text:span><text:span text:style-name="T39"> fit</text:span><text:span text:style-name="T42">s</text:span><text:span text:style-name="T39"> the type of deficiency. </text:span><text:span text:style-name="T43">Be curious about what and how </text:span><text:span text:style-name="T42">a student</text:span><text:span text:style-name="T43"> thinks.</text:span><text:span text:style-name="T39"> </text:span><text:span text:style-name="T42">As in coaching, one size does not fit all. Rather than t</text:span><text:span text:style-name="T43">alk</text:span><text:span text:style-name="T42">ing,</text:span><text:span text:style-name="T43"> tell</text:span><text:span text:style-name="T42">ing,</text:span><text:span text:style-name="T43"> or show</text:span><text:span text:style-name="T42">ing; try questioning,</text:span><text:span text:style-name="T43"> listen</text:span><text:span text:style-name="T42">ing</text:span><text:span text:style-name="T43"> </text:span><text:span text:style-name="T42">and observing – then diagnose and prescribe</text:span><text:span text:style-name="T43">. </text:span><text:span text:style-name="T12">Teaching in this way enables a teacher to discover students' misconceptions and b</text:span><text:span text:style-name="T13">etter</text:span><text:span text:style-name="T12"> guide their thinking. </text:span></text:p>
        </text:list-item>
        <text:list-item>
          <text:p text:style-name="P17"><text:span text:style-name="T39">Let the student work until she hits a snag, the teacher leads h</text:span><text:span text:style-name="T42">er</text:span><text:span text:style-name="T39"> through questions so that the student discovers the missing link </text:span><text:span text:style-name="T42">herself. </text:span><text:span text:style-name="T12">Resist</text:span><text:span text:style-name="T14"> the urge to teach; let the student </text:span><text:span text:style-name="T15">work through problems </text:span><text:span text:style-name="T14">and figure them out on their own.</text:span></text:p>
        </text:list-item>
        <text:list-item>
          <text:p text:style-name="P14"><text:span text:style-name="T27">M</text:span>inimize telling and showing. <text:span text:style-name="T2">Probe </text:span><text:span text:style-name="T4">to access students' understanding and provide </text:span><text:span text:style-name="T7">non-directive or neutral </text:span><text:span text:style-name="T4">cues </text:span><text:span text:style-name="T6">(not answers) </text:span><text:span text:style-name="T4">as needed</text:span><text:span text:style-name="T1">. </text:span><text:span text:style-name="T2">Talk to the student and listen </text:span><text:span text:style-name="T5">closely for</text:span><text:span text:style-name="T2"> how </text:span><text:span text:style-name="T5">he or</text:span><text:span text:style-name="T2"> she thinks. </text:span><text:span text:style-name="T7">Neutral cues are questions that may include: </text:span><text:span text:style-name="T8">How did you get that? What did you think about first, next? </text:span><text:span text:style-name="T2"><text:s/></text:span></text:p>
        </text:list-item>
        <text:list-item>
          <text:p text:style-name="P19">Be careful in probing students' understandings. It's easy to do the thinking for students. Don't provide all of the information; otherwise, you might create a listener-follower dependency between the student and teacher.</text:p>
          <text:p text:style-name="P19"/>
        </text:list-item>
        <text:list-item>
          <text:p text:style-name="P27"><text:span text:style-name="T47">Attend to process as well a product. How a child or adult learns can make the difference in whether or not they have learned information that can be recalled or transferred. Do</text:span> not stop questioning wh<text:span text:style-name="T26">en</text:span> the student gives a correct answer; <text:span text:style-name="T26">Ask her</text:span> to explain the solution, <text:span text:style-name="T26">s</text:span>how me. How did you figure that out? <text:span text:style-name="T26">How can you check your answer? Have the student </text:span>prove that the answer is correct.</text:p>
          <text:p text:style-name="P19"><text:s/></text:p>
        </text:list-item>
        <text:list-item>
          <text:p text:style-name="P20">Keep a legal pad nearby and record where the student has problems.</text:p>
        </text:list-item>
      </text:list>
      <text:p text:style-name="P23"/>
      <text:list xml:id="list175525061172310" text:continue-numbering="true" text:style-name="L1">
        <text:list-item>
          <text:p text:style-name="P20">Put paper and pencil in the student’s hands and let him/her do the work. <text:span text:style-name="T25">Consider collecting </text:span>the paper, <text:span text:style-name="T25">and</text:span> <text:span text:style-name="T25">returning it to </text:span>the student <text:span text:style-name="T25">with feedback and </text:span>annotat<text:span text:style-name="T25">ions </text:span>for the student<text:span text:style-name="T25">'</text:span>s benefit. <text:span text:style-name="T25">The teacher should think like a clinician making a diagnosis and keep a record</text:span> about the student <text:span text:style-name="T25">that documents</text:span>, <text:span text:style-name="T25">for example, </text:span>his strengths and weaknesses, level of understanding, <text:span text:style-name="T25">and areas where </text:span>additional practice and what type of practice <text:span text:style-name="T25">is needed</text:span>. <text:span text:style-name="T25">(Similarly, coaches constantly assess their athletes performance, note strengths and weakness, and follow-up with practices are corrective in nature). </text:span><text:s text:c="2"/></text:p>
          <text:p text:style-name="P31"/>
        </text:list-item>
        <text:list-item>
          <text:p text:style-name="P27"><text:span text:style-name="T27">When a student has the wrong answer, d</text:span>o not tell <text:span text:style-name="T27">her so</text:span>; <text:span text:style-name="T49">rather, </text:span>ask <text:span text:style-name="T27">her</text:span> h<text:span text:style-name="T26">ow s</text:span>he got the answer, <text:span text:style-name="T27">and then let her</text:span> discover and correct <text:span text:style-name="T27">her</text:span> own <text:span text:style-name="T27">mistakes</text:span>. How do you know it's that? Can you show me another way?</text:p>
          <text:p text:style-name="P27"/>
        </text:list-item>
        <text:list-item>
          <text:p text:style-name="P25">Have the student “check” the answer to a calculation. Do you know how to check to make sure that your answer is correct?</text:p>
          <text:p text:style-name="P25"/>
        </text:list-item>
        <text:list-item>
          <text:p text:style-name="P24">Ask the student if he knows and can explain any short-cuts. What is addition? Subtraction? Multiplication? What does this mean? What does this stand for?</text:p>
          <text:p text:style-name="P24"/>
        </text:list-item>
        <text:list-item>
          <text:p text:style-name="P24">Have the student provide illustrations and explanations to questions.</text:p>
        </text:list-item>
        <text:list-item>
          <text:p text:style-name="P27"><text:span text:style-name="T48">Mathematics arises out of real world situations and needs. Thus the real order of teaching </text:span><text:soft-page-break/><text:span text:style-name="T48">is:from re</text:span>al world situations –-<text:span text:style-name="T49">that involve concrete objects that can be </text:span>(manipulative) <text:span text:style-name="T49">to mathematical symbols. Ask how symbols relate to some real world situations.That is can you show me with objects or manipulatives how the symbolic records are related to the real world of real stuff? <text:s/>For younger children and sometimes even adults, the use of concrete manipulations can facilitate the advancement to <text:s/>ideas that require symbolism and abstract thinking. Keep in mind that working with symbols or symbolic records alone makes not sense if students don't remember that they refer to some real world situation.</text:span></text:p>
          <text:p text:style-name="P30"/>
        </text:list-item>
        <text:list-item>
          <text:p text:style-name="P26"><text:span text:style-name="T47">Make sure that students understand the relationship between arithmetic and algebra. For example, ask</text:span> <text:span text:style-name="T49">students to add two numerical fractions with different denominators, then help students understand that adding algebraic fractions with variables is the same process as adding fractions with </text:span>the <text:span text:style-name="T49">numbers</text:span>. Let them do something <text:span text:style-name="T49">using arithmetice</text:span> and then explain what they did (what do all those marks mean?). <text:span text:style-name="T49">Try to facilitate the abstraction in algebra to the operations with numbers.</text:span></text:p>
          <text:p text:style-name="P26"/>
        </text:list-item>
        <text:list-item>
          <text:p text:style-name="P21">Show a problem which contains an error and have the student correct it. <text:span text:style-name="T9">How do you know it's not that?</text:span></text:p>
          <text:p text:style-name="P21"/>
        </text:list-item>
        <text:list-item>
          <text:p text:style-name="P24">Misapply a rule and see if the student catches it. Put the student in a dilemma. Do something incorrectly and let them teach you. Can you explain this to me?</text:p>
          <text:p text:style-name="P24"/>
        </text:list-item>
        <text:list-item>
          <text:p text:style-name="P24">Question stated procedures and algorithms that the student quotes to you. Why? How do not know? Prove it.</text:p>
          <text:p text:style-name="P9"/>
        </text:list-item>
        <text:list-item>
          <text:p text:style-name="P20">Opening Questions:</text:p>
        </text:list-item>
      </text:list>
      <text:list xml:id="list7677550448801571451" text:style-name="L2">
        <text:list-item>
          <text:list>
            <text:list-item>
              <text:p text:style-name="P22">A good place to start is with whatever is currently being taught. Ask what they are studying.</text:p>
            </text:list-item>
            <text:list-item>
              <text:p text:style-name="P28">If you don’t know much about the student, ask some warm-up questions. Where do you go to school?</text:p>
            </text:list-item>
            <text:list-item>
              <text:p text:style-name="P28">What's your teacher’s name?</text:p>
            </text:list-item>
            <text:list-item>
              <text:p text:style-name="P28">Have you had good math teachers?</text:p>
            </text:list-item>
            <text:list-item>
              <text:p text:style-name="P28">What made them good (bad)?</text:p>
            </text:list-item>
            <text:list-item>
              <text:p text:style-name="P28">How do you like math?</text:p>
            </text:list-item>
            <text:list-item>
              <text:p text:style-name="P28">What is your favorite topic in math?</text:p>
            </text:list-item>
            <text:list-item>
              <text:p text:style-name="P28">What do you think math is?</text:p>
            </text:list-item>
            <text:list-item>
              <text:p text:style-name="P28">Is math useful?</text:p>
            </text:list-item>
            <text:list-item>
              <text:p text:style-name="P28">What can you do with math?</text:p>
            </text:list-item>
            <text:list-item>
              <text:p text:style-name="P29">What is your favorite subject? What kind of work are you interested in later in life, major, etc.</text:p>
            </text:list-item>
            <text:list-item>
              <text:p text:style-name="P28">Use the student’s response to these question to lead into the discussion.</text:p>
            </text:list-item>
            <text:list-item>
              <text:p text:style-name="P32"><text:span text:style-name="T2">Have the student give examples – for instance, if the students favorite topic is addition, have them show you and example – SEE-I the examp</text:span><text:span text:style-name="T3">le</text:span></text:p>
            </text:list-item>
          </text:list>
        </text:list-item>
      </text:list>
      <text:p text:style-name="P6"/>
      <text:list xml:id="list2176835710440086976" text:style-name="L3">
        <text:list-item>
          <text:p text:style-name="P40"><text:span text:style-name="Default_20_Paragraph_20_Font"><text:span text:style-name="T28">What am I being asked to find or show? W</text:span></text:span><text:span text:style-name="Emphasis"><text:span text:style-name="T32">hat information such as data, and facts do I have?</text:span></text:span></text:p>
        </text:list-item>
        <text:list-item>
          <text:p text:style-name="P37"><text:span text:style-name="Emphasis"><text:span text:style-name="T32">What relevant concepts or content do I need to review or better internalize for better understanding the problem?</text:span></text:span></text:p>
        </text:list-item>
        <text:list-item>
          <text:p text:style-name="P39"><text:span text:style-name="Emphasis"><text:span text:style-name="T32">What </text:span></text:span><text:span text:style-name="Emphasis"><text:span text:style-name="T35">information</text:span></text:span><text:span text:style-name="Emphasis"><text:span text:style-name="T32"> do I need to answer the question?</text:span></text:span></text:p>
        </text:list-item>
        <text:list-item>
          <text:p text:style-name="P39"><text:span text:style-name="Emphasis"><text:span text:style-name="T32">Is there data missing?</text:span></text:span></text:p>
        </text:list-item>
        <text:list-item>
          <text:p text:style-name="P39"><text:span text:style-name="Emphasis"><text:span text:style-name="T32">Can I list the knowns and unknowns?</text:span></text:span></text:p>
        </text:list-item>
        <text:list-item>
          <text:p text:style-name="P39"><text:span text:style-name="Emphasis"><text:span text:style-name="T37">What </text:span></text:span><text:span text:style-name="Emphasis"><text:span text:style-name="T38">questions</text:span></text:span><text:span text:style-name="Emphasis"><text:span text:style-name="T37"> do I have before I can begin to devise a solution plan?</text:span></text:span></text:p>
        </text:list-item>
        <text:list-item>
          <text:p text:style-name="P39"><text:soft-page-break/><text:span text:style-name="Emphasis"><text:span text:style-name="T37">What plan will help me solve this problem?</text:span></text:span></text:p>
        </text:list-item>
        <text:list-item>
          <text:p text:style-name="P39"><text:span text:style-name="Emphasis"><text:span text:style-name="T37">Have I organized the information and concepts identified?</text:span></text:span></text:p>
        </text:list-item>
        <text:list-item>
          <text:p text:style-name="P39"><text:span text:style-name="Default_20_Paragraph_20_Font"><text:span text:style-name="T29">Do I need to review definitions, theorems or previous content, before I begin devising my plan?</text:span></text:span></text:p>
        </text:list-item>
        <text:list-item>
          <text:p text:style-name="P39"><text:span text:style-name="Default_20_Paragraph_20_Font"><text:span text:style-name="T29">Am I clear about the problem's conditions and criteria and scanned through the i</text:span></text:span><text:span text:style-name="Default_20_Paragraph_20_Font"><text:span text:style-name="T30">fs, and, buts, assume that’s, given thats </text:span></text:span><text:span text:style-name="Default_20_Paragraph_20_Font"><text:span text:style-name="T29">and so forth </text:span></text:span><text:span text:style-name="Default_20_Paragraph_20_Font"><text:span text:style-name="T30">t</text:span></text:span><text:span text:style-name="Default_20_Paragraph_20_Font"><text:span text:style-name="T29">o locate them?</text:span></text:span></text:p>
        </text:list-item>
        <text:list-item>
          <text:p text:style-name="P39"><text:span text:style-name="Emphasis"><text:span text:style-name="T33">In developing the plan, have I thought about solution strategies that I used successfully in the past for problems similar to mine?. Could I use it?</text:span></text:span><text:span text:style-name="Default_20_Paragraph_20_Font"><text:span text:style-name="T29"> Could I use its result? Could I use its method? Should I introduce some auxiliary element in order to make its use possible?</text:span></text:span></text:p>
        </text:list-item>
        <text:list-item>
          <text:p text:style-name="P39"><text:span text:style-name="Default_20_Paragraph_20_Font"><text:span text:style-name="T32">Can I write down any initial equation? (responses to the individual requests made by an equation are frequently in the problem</text:span></text:span></text:p>
        </text:list-item>
        <text:list-item>
          <text:p text:style-name="P39"><text:span text:style-name="Emphasis"><text:span text:style-name="T32">How have I prepared to </text:span></text:span><text:span text:style-name="Emphasis"><text:span text:style-name="T35">bring in the solution</text:span></text:span><text:span text:style-name="Emphasis"><text:span text:style-name="T32">? Can I explain a line of reasoning? Can I map the plan or d</text:span></text:span><text:span text:style-name="Emphasis"><text:span text:style-name="T31">raw a visual representation of the problem or a picture of what I am thinking? Have I considered using a picture chart or concept map for developing a mental model (see appendix for different approaches for mapping a problem and solution plan)</text:span></text:span><text:span text:style-name="Default_20_Paragraph_20_Font"><text:span text:style-name="T32"> statement and divides the problem into smaller, </text:span></text:span><text:span text:style-name="Strong_20_Emphasis"><text:span text:style-name="T36">What request are being made by an initial equation? s</text:span></text:span><text:span text:style-name="Default_20_Paragraph_20_Font"><text:span text:style-name="T32">impler problems);</text:span></text:span></text:p>
        </text:list-item>
        <text:list-item>
          <text:p text:style-name="P39"><text:span text:style-name="Emphasis"><text:span text:style-name="T32">What are the data?</text:span></text:span></text:p>
        </text:list-item>
        <text:list-item>
          <text:p text:style-name="P39"><text:span text:style-name="Emphasis"><text:span text:style-name="T32">What is/are the condition(s)?</text:span></text:span></text:p>
        </text:list-item>
        <text:list-item>
          <text:p text:style-name="P39"><text:span text:style-name="Emphasis"><text:span text:style-name="T32">Can I identify any distractors?</text:span></text:span></text:p>
        </text:list-item>
        <text:list-item>
          <text:p text:style-name="P40"><text:span text:style-name="Emphasis"><text:span text:style-name="T32">Can I explain any assumptions that</text:span></text:span></text:p>
        </text:list-item>
        <text:list-item>
          <text:p text:style-name="P10"><text:span text:style-name="Default_20_Paragraph_20_Font"><text:span text:style-name="T28">Have I closely read and/or re-read the problem?</text:span></text:span></text:p>
        </text:list-item>
        <text:list-item>
          <text:p text:style-name="P10"><text:span text:style-name="Default_20_Paragraph_20_Font"><text:span text:style-name="T28">Have I u</text:span></text:span><text:span text:style-name="Default_20_Paragraph_20_Font"><text:span text:style-name="T44">nderlined key terms </text:span></text:span><text:span text:style-name="Default_20_Paragraph_20_Font"><text:span text:style-name="T28">that relate to the problem?</text:span></text:span></text:p>
        </text:list-item>
        <text:list-item>
          <text:p text:style-name="P39"><text:span text:style-name="Default_20_Paragraph_20_Font"><text:span text:style-name="T29">Have I located and underlined clue words? (problems ask for something and requests often follow words such as </text:span></text:span><text:span text:style-name="Default_20_Paragraph_20_Font"><text:span text:style-name="T30">how, when, where, show </text:span></text:span><text:span text:style-name="Default_20_Paragraph_20_Font"><text:span text:style-name="T29">and </text:span></text:span><text:span text:style-name="Default_20_Paragraph_20_Font"><text:span text:style-name="T30">find).</text:span></text:span></text:p>
        </text:list-item>
        <text:list-item>
          <text:p text:style-name="P39"><text:span text:style-name="Default_20_Paragraph_20_Font"><text:span text:style-name="T28">Do I understand all the words used in stating the problem?</text:span></text:span></text:p>
        </text:list-item>
        <text:list-item>
          <text:p text:style-name="P40"><text:span text:style-name="Default_20_Paragraph_20_Font"><text:span text:style-name="T28">Now that I have read the problem, do I fully understand it </text:span></text:span><text:span text:style-name="Default_20_Paragraph_20_Font"><text:span text:style-name="T29">?</text:span></text:span></text:p>
        </text:list-item>
        <text:list-item>
          <text:p text:style-name="P36">Can I introduced suitable notation and start translating early into math language;</text:p>
          <text:p text:style-name="P34"><text:span text:style-name="Strong_20_Emphasis"><text:span text:style-name="T10">Can I draw a picture and </text:span></text:span><text:span text:style-name="Default_20_Paragraph_20_Font"><text:span text:style-name="T11">create a visual representation of the word problem</text:span></text:span></text:p>
        </text:list-item>
        <text:list-item>
          <text:p text:style-name="P10"><text:span text:style-name="Default_20_Paragraph_20_Font"><text:span text:style-name="T28">Have I u</text:span></text:span><text:span text:style-name="Default_20_Paragraph_20_Font"><text:span text:style-name="T44">nderlined key terms </text:span></text:span><text:span text:style-name="Default_20_Paragraph_20_Font"><text:span text:style-name="T28">that relate to the problem?</text:span></text:span></text:p>
        </text:list-item>
        <text:list-item>
          <text:p text:style-name="P39"><text:span text:style-name="Default_20_Paragraph_20_Font"><text:span text:style-name="T29">Have I located and underli</text:span></text:span><text:span text:style-name="Emphasis"><text:span text:style-name="T34">How can we check my understanding? (accuracy)</text:span></text:span></text:p>
        </text:list-item>
        <text:list-item>
          <text:p text:style-name="P10"><text:span text:style-name="Emphasis">What holes in the solution indicate aspects of the lesson that were not mastered or successfully carried out?</text:span></text:p>
        </text:list-item>
        <text:list-item>
          <text:p text:style-name="P10"><text:span text:style-name="Emphasis">Can I explain what worked and/or did not work?:</text:span></text:p>
        </text:list-item>
        <text:list-item>
          <text:p text:style-name="P38"><text:span text:style-name="Emphasis"><text:span text:style-name="T32">What would I do differently next time?</text:span></text:span></text:p>
        </text:list-item>
        <text:list-item>
          <text:p text:style-name="P39"><text:span text:style-name="Emphasis"><text:span text:style-name="T34">Can you articulate another reasonable way of at looking at the problem? (logic)</text:span></text:span><text:span text:style-name="Default_20_Paragraph_20_Font"><text:span text:style-name="T29">ned clue words? (problems ask for something and requests often follow words such as </text:span></text:span><text:span text:style-name="Default_20_Paragraph_20_Font"><text:span text:style-name="T30">how, when, where, show </text:span></text:span><text:span text:style-name="Default_20_Paragraph_20_Font"><text:span text:style-name="T29">and </text:span></text:span><text:span text:style-name="Default_20_Paragraph_20_Font"><text:span text:style-name="T30">find).</text:span></text:span></text:p>
        </text:list-item>
        <text:list-item>
          <text:p text:style-name="P39"><text:span text:style-name="Default_20_Paragraph_20_Font"><text:span text:style-name="T28">Do I understand all the words used in stating the problem?</text:span></text:span></text:p>
        </text:list-item>
        <text:list-item>
          <text:p text:style-name="P40"><text:span text:style-name="Default_20_Paragraph_20_Font"><text:span text:style-name="T28">Now that I have read the problem, do I fully understand it </text:span></text:span><text:span text:style-name="Default_20_Paragraph_20_Font"><text:span text:style-name="T29">?</text:span></text:span></text:p>
        </text:list-item>
        <text:list-item>
          <text:p text:style-name="P35">Can I introduced suitable notation and start translating early into math language;</text:p>
        </text:list-item>
        <text:list-item>
          <text:p text:style-name="P33"> </text:p>
        </text:list-item>
        <text:list-item>
          <text:p text:style-name="P41">Guess and check</text:p>
        </text:list-item>
        <text:list-item>
          <text:p text:style-name="P41">Look for a pattern</text:p>
        </text:list-item>
        <text:list-item>
          <text:p text:style-name="P41">Work backwards</text:p>
        </text:list-item>
        <text:list-item>
          <text:p text:style-name="P41"><text:s/>Make an orderly list</text:p>
        </text:list-item>
        <text:list-item>
          <text:p text:style-name="P41">Eliminate possibilities</text:p>
        </text:list-item>
        <text:list-item>
          <text:p text:style-name="P41">Solve a simpler problem</text:p>
        </text:list-item>
        <text:list-item>
          <text:p text:style-name="P41">Use symmetry</text:p>
        </text:list-item>
        <text:list-item>
          <text:p text:style-name="P41">Solve an equation</text:p>
        </text:list-item>
        <text:list-item>
          <text:p text:style-name="P41">Use a model<text:tab/>Use a formula Consider special cases</text:p>
        </text:list-item>
        <text:list-item>
          <text:p text:style-name="P41">making a list</text:p>
        </text:list-item>
        <text:list-item>
          <text:p text:style-name="P41">acting out the problem</text:p>
        </text:list-item>
        <text:list-item>
          <text:p text:style-name="P41">guess and check</text:p>
        </text:list-item>
        <text:list-item>
          <text:p text:style-name="P41">finding a pattern</text:p>
        </text:list-item>
        <text:list-item>
          <text:p text:style-name="P41">making and using model</text:p>
        </text:list-item>
        <text:list-item>
          <text:p text:style-name="P41">using formulas</text:p>
        </text:list-item>
        <text:list-item>
          <text:p text:style-name="P41">choosing an operation</text:p>
        </text:list-item>
      </text:list>
      <text:p text:style-name="P11"/>
      <text:p text:style-name="P13">What does this (decimal mean)?</text:p>
      <text:p text:style-name="P13">What is the <text:s/>differnce betwwen addition and multiplication?-In each case students are explaining their <text:soft-page-break/>understanding in terms of what they already know What do you do when you carry? Why do you carry?</text:p>
      <text:p text:style-name="P13">If a child is using a rule incorrectly, give them a new problem where the rule fails. The ideas is that students become more aware of why the rule will not work.</text:p>
      <text:p text:style-name="P11"/>
      <text:p text:style-name="P12">For children in developing any algorithm for whole numbers (or fractions or whatever) is:</text:p>
      <text:p text:style-name="P12">Start with areal world situation for the operations (e.g. take away; finding the difference, sharing</text:p>
      <text:p text:style-name="P12">using a manipulative model to develop concrete operations that mirrors the symbolic one.</text:p>
      <text:p text:style-name="P12">Use verbalization and explanations.</text:p>
      <text:p text:style-name="P12">Write written records</text:p>
      <text:p text:style-name="P12">Wean the student away form the en active algorithm to the written rrecord alone</text:p>
      <text:list xml:id="list175525126148215" text:continue-list="list175525061172310" text:style-name="L1">
        <text:list-item>
          <text:p text:style-name="P43"><text:span text:style-name="Default_20_Paragraph_20_Font"><text:span text:style-name="T44">Model good thinking, As you coach students model the thinking you want students to learn. <text:s/>FACT© and the critical thinking templates provided </text:span></text:span><text:span text:style-name="Default_20_Paragraph_20_Font"><text:span text:style-name="T45">on this web-site contain a wealth of mental <text:s text:c="2"/>“</text:span></text:span><text:span text:style-name="Default_20_Paragraph_20_Font"><text:span text:style-name="T46">moves” that are relevant to problem solving in any field</text:span></text:span><text:span text:style-name="Default_20_Paragraph_20_Font"><text:span text:style-name="T44">. </text:span></text:span><text:span text:style-name="Default_20_Paragraph_20_Font"><text:span text:style-name="T46">It is important that </text:span></text:span><text:span text:style-name="Default_20_Paragraph_20_Font"><text:span text:style-name="T44">students learn to use these “moves” in their thinking while learning and applying content of the cours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Verdana" svg:font-family="Verdana, sans-serif" style:font-family-generic="system"/>
    <style:font-face style:name="inherit" svg:font-family="inherit" style:font-family-generic="system"/>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WW_5f_CharLFO42LVL1" style:display-name="WW_CharLFO4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2" style:display-name="WW_CharLFO4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3" style:display-name="WW_CharLFO4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4" style:display-name="WW_CharLFO4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5" style:display-name="WW_CharLFO4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6" style:display-name="WW_CharLFO4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7" style:display-name="WW_CharLFO4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8" style:display-name="WW_CharLFO4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9" style:display-name="WW_CharLFO4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1" style:page-layout-name="Mpm2"/>
    <style:master-page style:name="MP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9T12:07:14.667000000</meta:creation-date>
    <dc:date>2014-11-17T17:55:24.825000000</dc:date>
    <meta:editing-duration>PT3H4M42S</meta:editing-duration>
    <meta:editing-cycles>7</meta:editing-cycles>
    <meta:generator>LibreOffice/4.3.3.2$Windows_x86 LibreOffice_project/9bb7eadab57b6755b1265afa86e04bf45fbfc644</meta:generator>
    <meta:print-date>2014-11-17T13:54:03.460000000</meta:print-date>
    <meta:document-statistic meta:table-count="0" meta:image-count="0" meta:object-count="0" meta:page-count="6" meta:paragraph-count="98" meta:word-count="2324" meta:character-count="13822" meta:non-whitespace-character-count="11648"/>
  </office:meta>
</office:document-meta>
</file>